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5.039cm"/>
    </style:style>
    <style:style style:name="Tabelle1.B" style:family="table-column">
      <style:table-column-properties style:column-width="7.819cm"/>
    </style:style>
    <style:style style:name="Tabelle1.C" style:family="table-column">
      <style:table-column-properties style:column-width="4.142cm"/>
    </style:style>
    <style:style style:name="Tabel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brauchsanleitung für den SQL-Code zum Vergleichen von Tabellen</text:h>
      <text:h text:style-name="Heading_20_2" text:outline-level="2">Zweck des Skripts</text:h>
      <text:p text:style-name="Text_20_body">Dieses SQL-Skript dient zum Vergleichen zweier Tabellen (eine Quelle und eine Ziel-Tabelle) aus verschiedenen Datenbanken und zeigt etwaige Unterschiede in den Daten an. Der Vergleich erfolgt basierend auf den Primärschlüsseln und bietet die Möglichkeit, bestimmte Felder von der Vergleichsanalyse auszuschließen (z. B. Audit- oder Systemfelder).</text:p>
      <text:h text:style-name="Heading_20_3" text:outline-level="3">Hauptfunktionen des Skripts:</text:h>
      <text:list text:style-name="L1">
        <text:list-item>
          <text:p text:style-name="P2">Vergleich der Zeilen und Felder zweier Tabellen basierend auf den Primärschlüsseln.</text:p>
        </text:list-item>
        <text:list-item>
          <text:p text:style-name="P2">Möglichkeit, Felder von der Vergleichsanalyse auszuschließen (über eine Blacklist).</text:p>
        </text:list-item>
        <text:list-item>
          <text:p text:style-name="P2">Darstellung der Anzahl der Unterschiede in Feldern und Zeilen.</text:p>
        </text:list-item>
        <text:list-item>
          <text:p text:style-name="P2">Ausgabe von detaillierten Zeilenunterschieden (optional) basierend auf den Primärschlüsseln.</text:p>
        </text:list-item>
        <text:list-item>
          <text:p text:style-name="P1">Option, die Anzahl der verglichenen Zeilen zu begrenzen.</text:p>
        </text:list-item>
      </text:list>
      <text:h text:style-name="Heading_20_2" text:outline-level="2">Vorbereitung und Konfiguration</text:h>
      <text:h text:style-name="Heading_20_3" text:outline-level="3">1. <text:span text:style-name="Strong_20_Emphasis">Eingabeparameter:</text:span></text:h>
      <text:p text:style-name="Text_20_body">Bevor das Skript ausgeführt wird, müssen die folgenden Eingabewerte definier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Parameter</text:p>
            </table:table-cell>
            <table:table-cell table:style-name="Tabelle1.A1" office:value-type="string">
              <text:p text:style-name="Table_20_Heading">Beschreibung</text:p>
            </table:table-cell>
            <table:table-cell table:style-name="Tabelle1.A1" office:value-type="string">
              <text:p text:style-name="Table_20_Heading">Beispielwert</text:p>
            </table:table-cell>
          </table:table-row>
        </table:table-header-rows>
        <table:table-row>
          <table:table-cell table:style-name="Tabelle1.A1" office:value-type="string">
            <text:p text:style-name="Table_20_Contents"><text:span text:style-name="Source_20_Text">@ProcessId</text:span></text:p>
          </table:table-cell>
          <table:table-cell table:style-name="Tabelle1.A1" office:value-type="string">
            <text:p text:style-name="Table_20_Contents">Eine eindeutige Prozess-ID, die in den Ausgabedaten verwendet wird.</text:p>
          </table:table-cell>
          <table:table-cell table:style-name="Tabelle1.A1" office:value-type="string">
            <text:p text:style-name="Table_20_Contents"><text:span text:style-name="Source_20_Text">'Test123'</text:span></text:p>
          </table:table-cell>
        </table:table-row>
        <table:table-row>
          <table:table-cell table:style-name="Tabelle1.A1" office:value-type="string">
            <text:p text:style-name="Table_20_Contents"><text:span text:style-name="Source_20_Text">@tableName</text:span></text:p>
          </table:table-cell>
          <table:table-cell table:style-name="Tabelle1.A1" office:value-type="string">
            <text:p text:style-name="Table_20_Contents">Der Name der Tabelle, die verglichen werden soll.</text:p>
          </table:table-cell>
          <table:table-cell table:style-name="Tabelle1.A1" office:value-type="string">
            <text:p text:style-name="Table_20_Contents"><text:span text:style-name="Source_20_Text">'Kunden'</text:span></text:p>
          </table:table-cell>
        </table:table-row>
        <table:table-row>
          <table:table-cell table:style-name="Tabelle1.A1" office:value-type="string">
            <text:p text:style-name="Table_20_Contents"><text:span text:style-name="Source_20_Text">@DatabaseName</text:span></text:p>
          </table:table-cell>
          <table:table-cell table:style-name="Tabelle1.A1" office:value-type="string">
            <text:p text:style-name="Table_20_Contents">Der Name der Quell-Datenbank, in der sich die Tabelle befindet.</text:p>
          </table:table-cell>
          <table:table-cell table:style-name="Tabelle1.A1" office:value-type="string">
            <text:p text:style-name="Table_20_Contents"><text:span text:style-name="Source_20_Text">'DatenbankA'</text:span></text:p>
          </table:table-cell>
        </table:table-row>
        <table:table-row>
          <table:table-cell table:style-name="Tabelle1.A1" office:value-type="string">
            <text:p text:style-name="Table_20_Contents"><text:span text:style-name="Source_20_Text">@DatabaseSchema</text:span></text:p>
          </table:table-cell>
          <table:table-cell table:style-name="Tabelle1.A1" office:value-type="string">
            <text:p text:style-name="Table_20_Contents">Das Schema der Quelltabelle (normalerweise <text:span text:style-name="Source_20_Text">'dbo'</text:span>, es sei denn, es wird etwas anderes verwendet).</text:p>
          </table:table-cell>
          <table:table-cell table:style-name="Tabelle1.A1" office:value-type="string">
            <text:p text:style-name="Table_20_Contents"><text:span text:style-name="Source_20_Text">'dbo'</text:span></text:p>
          </table:table-cell>
        </table:table-row>
        <table:table-row>
          <table:table-cell table:style-name="Tabelle1.A1" office:value-type="string">
            <text:p text:style-name="Table_20_Contents"><text:span text:style-name="Source_20_Text">@FieldNameBlackList</text:span></text:p>
          </table:table-cell>
          <table:table-cell table:style-name="Tabelle1.A1" office:value-type="string">
            <text:p text:style-name="Table_20_Contents">Eine durch Kommas getrennte Liste von Spaltennamen, die vom Vergleich ausgeschlossen werden sollen.</text:p>
          </table:table-cell>
          <table:table-cell table:style-name="Tabelle1.A1" office:value-type="string">
            <text:p text:style-name="Table_20_Contents"><text:span text:style-name="Source_20_Text">'AuditDatum,CreatedBy'</text:span></text:p>
          </table:table-cell>
        </table:table-row>
        <table:table-row>
          <table:table-cell table:style-name="Tabelle1.A1" office:value-type="string">
            <text:p text:style-name="Table_20_Contents"><text:span text:style-name="Source_20_Text">@ServerLink</text:span></text:p>
          </table:table-cell>
          <table:table-cell table:style-name="Tabelle1.A1" office:value-type="string">
            <text:p text:style-name="Table_20_Contents">Der Name des verknüpften Servers (optional, falls die Ziel-Datenbank auf einem anderen Server liegt).</text:p>
          </table:table-cell>
          <table:table-cell table:style-name="Tabelle1.A1" office:value-type="string">
            <text:p text:style-name="Table_20_Contents"><text:span text:style-name="Source_20_Text">''</text:span> (leer, wenn nicht erforderlich)</text:p>
          </table:table-cell>
        </table:table-row>
        <table:table-row>
          <table:table-cell table:style-name="Tabelle1.A1" office:value-type="string">
            <text:p text:style-name="Table_20_Contents"><text:span text:style-name="Source_20_Text">@TargetDatabaseName</text:span></text:p>
          </table:table-cell>
          <table:table-cell table:style-name="Tabelle1.A1" office:value-type="string">
            <text:p text:style-name="Table_20_Contents">Der Name der Ziel-Datenbank, mit der die Quell-Datenbank verglichen werden soll.</text:p>
          </table:table-cell>
          <table:table-cell table:style-name="Tabelle1.A1" office:value-type="string">
            <text:p text:style-name="Table_20_Contents"><text:span text:style-name="Source_20_Text">'DatenbankB'</text:span></text:p>
          </table:table-cell>
        </table:table-row>
        <table:table-row>
          <table:table-cell table:style-name="Tabelle1.A1" office:value-type="string">
            <text:p text:style-name="Table_20_Contents"><text:span text:style-name="Source_20_Text">@ifDiff_TOP</text:span></text:p>
          </table:table-cell>
          <table:table-cell table:style-name="Tabelle1.A1" office:value-type="string">
            <text:p text:style-name="Table_20_Contents">Eine Begrenzung der Anzahl der Zeilen, die bei der Anzeige von Unterschieden zurückgegeben werden.</text:p>
          </table:table-cell>
          <table:table-cell table:style-name="Tabelle1.A1" office:value-type="string">
            <text:p text:style-name="Table_20_Contents"><text:span text:style-name="Source_20_Text">'TOP (1000)'</text:span></text:p>
          </table:table-cell>
        </table:table-row>
      </table:table>
      <text:h text:style-name="Heading_20_3" text:outline-level="3"><text:soft-page-break/>2. <text:span text:style-name="Strong_20_Emphasis">Erläuterung der Parameter:</text:span></text:h>
      <text:list text:style-name="L2">
        <text:list-item>
          <text:p text:style-name="P4"><text:span text:style-name="Strong_20_Emphasis">@ProcessId</text:span>: Wird in allen Ausgaben verwendet, um den Prozess eindeutig zu kennzeichnen. Es ist hilfreich, um mehrere Vergleiche zu unterscheiden.</text:p>
        </text:list-item>
        <text:list-item>
          <text:p text:style-name="P4"><text:span text:style-name="Strong_20_Emphasis">@tableName</text:span>: Der Name der zu vergleichenden Tabelle. Achten Sie darauf, dass der Tabellenname in beiden Datenbanken vorhanden ist.</text:p>
        </text:list-item>
        <text:list-item>
          <text:p text:style-name="P4"><text:span text:style-name="Strong_20_Emphasis">@DatabaseName und @TargetDatabaseName</text:span>: Die Datenbanken, die verglichen werden. Dies können unterschiedliche Datenbanken auf dem gleichen oder verschiedenen Servern sein.</text:p>
        </text:list-item>
        <text:list-item>
          <text:p text:style-name="P4"><text:span text:style-name="Strong_20_Emphasis">@FieldNameBlackList</text:span>: Falls bestimmte Felder von der Analyse ausgeschlossen werden sollen (z. B. auditbezogene Felder wie <text:span text:style-name="Source_20_Text">CreatedDate</text:span>), können diese Felder hier aufgeführt werden. Diese Felder werden beim Vergleich ignoriert.</text:p>
        </text:list-item>
        <text:list-item>
          <text:p text:style-name="P4"><text:span text:style-name="Strong_20_Emphasis">@ServerLink</text:span>: Nur erforderlich, wenn die Ziel-Datenbank auf einem anderen Server liegt. Der Server-Link stellt die Verbindung zur Ziel-Datenbank her.</text:p>
        </text:list-item>
        <text:list-item>
          <text:p text:style-name="P4"><text:span text:style-name="Strong_20_Emphasis">@TargetDatabaseName</text:span>: Name der Ziel-Datenbank, die die zu vergleichende Tabelle enthält.</text:p>
        </text:list-item>
        <text:list-item>
          <text:p text:style-name="P3"><text:span text:style-name="Strong_20_Emphasis">@ifDiff_TOP</text:span>: Dies ist optional und ermöglicht es, die Anzahl der Zeilen in den Ausgabedaten zu begrenzen, um die Leistung zu optimieren.</text:p>
        </text:list-item>
      </text:list>
      <text:p text:style-name="Horizontal_20_Line"/>
      <text:h text:style-name="Heading_20_2" text:outline-level="2">Ablauf des Skripts</text:h>
      <text:h text:style-name="Heading_20_3" text:outline-level="3">1. <text:span text:style-name="Strong_20_Emphasis">Verbindung zu den Tabellen herstellen</text:span></text:h>
      <text:list text:style-name="L3">
        <text:list-item>
          <text:p text:style-name="P5">Das Skript überprüft, ob die Quell- und Zieltabellen existieren. Wenn eine der Tabellen nicht vorhanden ist, wird der Vergleich nicht ausgeführt, und eine Fehlermeldung wird angezeigt.</text:p>
        </text:list-item>
      </text:list>
      <text:h text:style-name="Heading_20_3" text:outline-level="3">2. <text:span text:style-name="Strong_20_Emphasis">Primärschlüssel ermitteln</text:span></text:h>
      <text:list text:style-name="L4">
        <text:list-item>
          <text:p text:style-name="P7">Es wird die Tabelle <text:span text:style-name="Source_20_Text">##TempTablePkList</text:span> erstellt, die die Primärschlüssel der Quell-Tabelle enthält. Diese werden verwendet, um Zeilen zwischen den Tabellen zu verknüpfen.</text:p>
        </text:list-item>
        <text:list-item>
          <text:p text:style-name="P6">Wenn keine Primärschlüssel gefunden werden, wird das Skript gestoppt, da der Vergleich auf einem Primärschlüssel basiert.</text:p>
        </text:list-item>
      </text:list>
      <text:h text:style-name="Heading_20_3" text:outline-level="3">3. <text:span text:style-name="Strong_20_Emphasis">Spaltennamen extrahieren</text:span></text:h>
      <text:list text:style-name="L5">
        <text:list-item>
          <text:p text:style-name="P9">Das Skript verwendet <text:span text:style-name="Source_20_Text">sys.dm_exec_describe_first_result_set</text:span>, um die Spaltennamen und deren Metadaten aus der Quell-Tabelle zu extrahieren. Es filtert <text:span text:style-name="Source_20_Text">timestamp</text:span>-Spalten und beachtet die Blacklist.</text:p>
        </text:list-item>
        <text:list-item>
          <text:p text:style-name="P8">Diese Informationen werden in der temporären Tabelle <text:span text:style-name="Source_20_Text">##TempTablecolumn_names</text:span> gespeichert.</text:p>
        </text:list-item>
      </text:list>
      <text:h text:style-name="Heading_20_3" text:outline-level="3">4. <text:span text:style-name="Strong_20_Emphasis">Vergleich der Tabellen</text:span></text:h>
      <text:list text:style-name="L6">
        <text:list-item>
          <text:p text:style-name="P11">Das Skript vergleicht die Zeilen der Quell- und Ziel-Tabelle auf Basis der Primärschlüssel. Es prüft, ob die Werte der Spalten unterschiedlich sind und zählt diese Unterschiede.</text:p>
        </text:list-item>
        <text:list-item>
          <text:p text:style-name="P10">Unterschiede in Feldern (<text:span text:style-name="Source_20_Text">FieldDiff</text:span>) und Zeilen (<text:span text:style-name="Source_20_Text">CountDiff</text:span>) werden gezählt.</text:p>
        </text:list-item>
      </text:list>
      <text:h text:style-name="Heading_20_3" text:outline-level="3"><text:soft-page-break/>5. <text:span text:style-name="Strong_20_Emphasis">Ergebnisse der Unterschiede</text:span></text:h>
      <text:list text:style-name="L7">
        <text:list-item>
          <text:p text:style-name="P13">Es wird eine Zusammenfassung der Unterschiede ausgegeben, die Folgendes umfasst:</text:p>
          <text:list>
            <text:list-item>
              <text:p text:style-name="P13"><text:span text:style-name="Strong_20_Emphasis">Anzahl der unterschiedlichen Felder</text:span> (Daten in den Spalten sind verschieden).</text:p>
            </text:list-item>
            <text:list-item>
              <text:p text:style-name="P13"><text:span text:style-name="Strong_20_Emphasis">Anzahl der unterschiedlichen Zeilen</text:span> (Unterschiedliche Anzahl an Zeilen zwischen Quell- und Ziel-Tabelle).</text:p>
            </text:list-item>
            <text:list-item>
              <text:p text:style-name="P13"><text:span text:style-name="Strong_20_Emphasis">Anzahl der unterschiedlichen Primärschlüssel</text:span> (Zeilen mit gleichen Primärschlüsseln, aber unterschiedlichen Werten in den Spalten).</text:p>
            </text:list-item>
          </text:list>
        </text:list-item>
        <text:list-item>
          <text:p text:style-name="P12">Optional werden die genauen Zeilen mit den Unterschieden angezeigt, wenn <text:span text:style-name="Source_20_Text">@ifDiff_TOP</text:span> gesetzt ist.</text:p>
        </text:list-item>
      </text:list>
      <text:h text:style-name="Heading_20_3" text:outline-level="3">6. <text:span text:style-name="Strong_20_Emphasis">Bereinigung</text:span></text:h>
      <text:list text:style-name="L8">
        <text:list-item>
          <text:p text:style-name="P14">Am Ende des Skripts werden alle temporären Tabellen (<text:span text:style-name="Source_20_Text">##TempTablePkList</text:span>, <text:span text:style-name="Source_20_Text">##TempTablecolumn_names</text:span>, <text:span text:style-name="Source_20_Text">##columnBlacklist</text:span>) gelöscht, um die temporären Ressourcen freizugebe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6:47:45.061000000</meta:creation-date>
    <dc:date>2024-11-25T17:26:48.773000000</dc:date>
    <meta:editing-duration>PT12M38S</meta:editing-duration>
    <meta:editing-cycles>1</meta:editing-cycles>
    <meta:document-statistic meta:table-count="1" meta:image-count="0" meta:object-count="0" meta:page-count="3" meta:paragraph-count="67" meta:word-count="633" meta:character-count="4811" meta:non-whitespace-character-count="4270"/>
    <meta:generator>LibreOffice/24.2.5.2$Windows_X86_64 LibreOffice_project/bffef4ea93e59bebbeaf7f431bb02b1a39ee8a59</meta:generator>
  </office:meta>
</office:document-meta>
</file>